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opacity="0%" draw:textarea-horizontal-align="justify" draw:textarea-vertical-align="middle" draw:auto-grow-height="false" fo:min-height="13.25cm" fo:min-width="1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21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16cm" fo:min-width="1.2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43cm" fo:min-width="1.6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3cm" fo:min-width="1.764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3cm" fo:min-width="1.976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285cm" fo:min-width="1.41cm"/>
      <style:paragraph-properties style:writing-mode="lr-tb"/>
    </style:style>
    <style:style style:name="gr13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Extrémités_20_de_20_flèche_20_3" draw:marker-end-width="0.3cm" draw:fill="none" draw:fill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6.5cm" svg:height="13.5cm" svg:x="5.5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02cm" svg:y1="2.572cm" svg:x2="3.402cm" svg:y2="3.286cm">
          <text:p/>
        </draw:line>
        <draw:line draw:style-name="gr2" draw:text-style-name="P2" draw:layer="layout" svg:x1="3.402cm" svg:y1="3.286cm" svg:x2="3cm" svg:y2="4cm">
          <text:p/>
        </draw:line>
        <draw:line draw:style-name="gr2" draw:text-style-name="P2" draw:layer="layout" svg:x1="3.402cm" svg:y1="3.286cm" svg:x2="3.804cm" svg:y2="4cm">
          <text:p/>
        </draw:line>
        <draw:line draw:style-name="gr2" draw:text-style-name="P2" draw:layer="layout" svg:x1="3.804cm" svg:y1="2.929cm" svg:x2="3cm" svg:y2="2.929cm">
          <text:p/>
        </draw:line>
        <draw:custom-shape draw:style-name="gr3" draw:text-style-name="P2" draw:layer="layout" svg:width="0.644cm" svg:height="0.571cm" svg:x="3.0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02cm" svg:y1="7.001cm" svg:x2="3.402cm" svg:y2="7.715cm">
          <text:p/>
        </draw:line>
        <draw:line draw:style-name="gr2" draw:text-style-name="P2" draw:layer="layout" svg:x1="3.402cm" svg:y1="7.715cm" svg:x2="3cm" svg:y2="8.429cm">
          <text:p/>
        </draw:line>
        <draw:line draw:style-name="gr2" draw:text-style-name="P2" draw:layer="layout" svg:x1="3.402cm" svg:y1="7.715cm" svg:x2="3.804cm" svg:y2="8.429cm">
          <text:p/>
        </draw:line>
        <draw:line draw:style-name="gr2" draw:text-style-name="P2" draw:layer="layout" svg:x1="3.804cm" svg:y1="7.358cm" svg:x2="3cm" svg:y2="7.358cm">
          <text:p/>
        </draw:line>
        <draw:custom-shape draw:style-name="gr3" draw:text-style-name="P2" draw:layer="layout" svg:width="0.644cm" svg:height="0.571cm" svg:x="3.08cm" svg:y="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02cm" svg:y1="11.072cm" svg:x2="3.402cm" svg:y2="11.786cm">
          <text:p/>
        </draw:line>
        <draw:line draw:style-name="gr2" draw:text-style-name="P2" draw:layer="layout" svg:x1="3.402cm" svg:y1="11.786cm" svg:x2="3cm" svg:y2="12.5cm">
          <text:p/>
        </draw:line>
        <draw:line draw:style-name="gr2" draw:text-style-name="P2" draw:layer="layout" svg:x1="3.402cm" svg:y1="11.786cm" svg:x2="3.804cm" svg:y2="12.5cm">
          <text:p/>
        </draw:line>
        <draw:line draw:style-name="gr2" draw:text-style-name="P2" draw:layer="layout" svg:x1="3.804cm" svg:y1="11.429cm" svg:x2="3cm" svg:y2="11.429cm">
          <text:p/>
        </draw:line>
        <draw:custom-shape draw:style-name="gr3" draw:text-style-name="P2" draw:layer="layout" svg:width="0.644cm" svg:height="0.571cm" svg:x="3.0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cm" svg:height="0.8cm" svg:x="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5cm" svg:height="0.945cm" svg:x="6.8cm" svg:y="1.3cm">
          <draw:text-box>
            <text:p text:style-name="P3"><text:span text:style-name="T1">s’inscrire</text:span></text:p>
          </draw:text-box>
        </draw:frame>
        <draw:custom-shape draw:style-name="gr6" draw:text-style-name="P6" draw:layer="layout" svg:width="3cm" svg:height="0.96cm" svg:x="6.5cm" svg:y="2.54cm">
          <text:p text:style-name="P5"><text:span text:style-name="T2">Consulter le </text:span></text:p>
          <text:p text:style-name="P5"><text:span text:style-name="T2">catalogue 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3cm" svg:height="0.96cm" svg:x="8.6cm" svg:y="3.44cm">
          <text:p text:style-name="P5"><text:span text:style-name="T2">Nous cont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5cm" svg:height="0.645cm" svg:x="2.6cm" svg:y="4cm">
          <draw:text-box>
            <text:p text:style-name="P3"><text:span text:style-name="T1">Visiteur</text:span></text:p>
          </draw:text-box>
        </draw:frame>
        <draw:frame draw:style-name="gr8" draw:text-style-name="P4" draw:layer="layout" svg:width="3cm" svg:height="1.039cm" svg:x="2.2cm" svg:y="8.5cm">
          <draw:text-box>
            <text:p text:style-name="P3"><text:span text:style-name="T1">Photographe</text:span></text:p>
          </draw:text-box>
        </draw:frame>
        <draw:frame draw:style-name="gr8" draw:text-style-name="P4" draw:layer="layout" svg:width="2cm" svg:height="1.039cm" svg:x="2.7cm" svg:y="12.6cm">
          <draw:text-box>
            <text:p text:style-name="P3"><text:span text:style-name="T1">Client</text:span></text:p>
          </draw:text-box>
        </draw:frame>
        <draw:line draw:style-name="gr9" draw:text-style-name="P2" draw:layer="layout" svg:x1="4cm" svg:y1="3cm" svg:x2="6.5cm" svg:y2="1.5cm">
          <text:p/>
        </draw:line>
        <draw:line draw:style-name="gr9" draw:text-style-name="P2" draw:layer="layout" svg:x1="4cm" svg:y1="3cm" svg:x2="6.5cm" svg:y2="3cm">
          <text:p/>
        </draw:line>
        <draw:line draw:style-name="gr9" draw:text-style-name="P2" draw:layer="layout" svg:x1="4cm" svg:y1="3cm" svg:x2="8.7cm" svg:y2="4cm">
          <text:p/>
        </draw:line>
        <draw:custom-shape draw:style-name="gr10" draw:text-style-name="P6" draw:layer="layout" svg:width="3.2cm" svg:height="0.96cm" svg:x="6cm" svg:y="7.04cm">
          <text:p text:style-name="P5"><text:span text:style-name="T2">Vendre des pho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5cm" svg:height="0.96cm" svg:x="6cm" svg:y="11.04cm">
          <text:p text:style-name="P5"><text:span text:style-name="T2">Acheter des cred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4cm" svg:y1="7.5cm" svg:x2="6cm" svg:y2="7.5cm">
          <text:p/>
        </draw:line>
        <draw:line draw:style-name="gr9" draw:text-style-name="P2" draw:layer="layout" svg:x1="4cm" svg:y1="11.5cm" svg:x2="6cm" svg:y2="11.5cm">
          <text:p/>
        </draw:line>
        <draw:custom-shape draw:style-name="gr12" draw:text-style-name="P6" draw:layer="layout" svg:width="2.7cm" svg:height="0.755cm" svg:x="9cm" svg:y="1.745cm">
          <text:p text:style-name="P5"><text:span text:style-name="T2">Se connect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2" draw:layer="layout" svg:x1="4cm" svg:y1="3cm" svg:x2="9cm" svg:y2="2.245cm">
          <text:p/>
        </draw:line>
        <draw:line draw:style-name="gr9" draw:text-style-name="P2" draw:layer="layout" svg:x1="4cm" svg:y1="3cm" svg:x2="6.5cm" svg:y2="4.5cm">
          <text:p/>
        </draw:line>
        <draw:custom-shape draw:style-name="gr6" draw:text-style-name="P6" draw:layer="layout" svg:width="3cm" svg:height="0.96cm" svg:x="6.4cm" svg:y="4.24cm">
          <text:p text:style-name="P5"><text:span text:style-name="T2">Voir les tari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5cm" svg:height="0.96cm" svg:x="6.001cm" svg:y="12.141cm">
          <text:p text:style-name="P5"><text:span text:style-name="T2">Acheter des pho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4cm" svg:y1="11.5cm" svg:x2="6.001cm" svg:y2="12.5cm">
          <text:p/>
        </draw:line>
        <draw:custom-shape draw:style-name="gr10" draw:text-style-name="P6" draw:layer="layout" svg:width="3.2cm" svg:height="0.96cm" svg:x="6cm" svg:y="9.54cm">
          <text:p text:style-name="P5"><text:span text:style-name="T2">Consulter son 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3.2cm" svg:height="0.96cm" svg:x="11.3cm" svg:y="11.04cm">
          <text:p text:style-name="P5"><text:span text:style-name="T2">Se conne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5cm" svg:y1="11.5cm" svg:x2="11.3cm" svg:y2="11.5cm">
          <text:p/>
        </draw:line>
        <draw:line draw:style-name="gr14" draw:text-style-name="P7" draw:layer="layout" svg:x1="9.52cm" svg:y1="12.58cm" svg:x2="11.982cm" svg:y2="11.92cm">
          <text:p/>
        </draw:line>
        <draw:line draw:style-name="gr14" draw:text-style-name="P7" draw:layer="layout" svg:x1="9.153cm" svg:y1="9.872cm" svg:x2="11.848cm" svg:y2="11.129cm">
          <text:p/>
        </draw:line>
        <draw:line draw:style-name="gr14" draw:text-style-name="P7" draw:layer="layout" svg:x1="9.2cm" svg:y1="7.5cm" svg:x2="12.5cm" svg:y2="11.04cm">
          <text:p/>
        </draw:line>
        <draw:frame draw:style-name="gr15" draw:text-style-name="P9" draw:layer="layout" svg:width="2cm" svg:height="0.569cm" draw:transform="rotate (-0.785398163397448) translate (10.586cm 8.183cm)">
          <draw:text-box>
            <text:p text:style-name="P8"><text:span text:style-name="T3">&lt;include&gt;</text:span></text:p>
          </draw:text-box>
        </draw:frame>
        <draw:frame draw:style-name="gr15" draw:text-style-name="P9" draw:layer="layout" svg:width="2cm" svg:height="0.569cm" draw:transform="rotate (-0.436332312998582) translate (9.84cm 9.579cm)">
          <draw:text-box>
            <text:p text:style-name="P8"><text:span text:style-name="T3">&lt;include&gt;</text:span></text:p>
          </draw:text-box>
        </draw:frame>
        <draw:frame draw:style-name="gr15" draw:text-style-name="P9" draw:layer="layout" svg:width="2cm" svg:height="0.569cm" svg:x="9.473cm" svg:y="10.996cm">
          <draw:text-box>
            <text:p text:style-name="P8"><text:span text:style-name="T3">&lt;include&gt;</text:span></text:p>
          </draw:text-box>
        </draw:frame>
        <draw:frame draw:style-name="gr15" draw:text-style-name="P9" draw:layer="layout" svg:width="2cm" svg:height="0.569cm" draw:transform="rotate (0.261799387799149) translate (9.781cm 12.389cm)">
          <draw:text-box>
            <text:p text:style-name="P8"><text:span text:style-name="T3">&lt;include&gt;</text:span></text:p>
          </draw:text-box>
        </draw:frame>
        <draw:frame draw:style-name="gr15" draw:text-style-name="P9" draw:layer="layout" svg:width="2cm" svg:height="0.569cm" draw:transform="rotate (-0.174532925199433) translate (9.605cm 13.013cm)">
          <draw:text-box>
            <text:p text:style-name="P8"><text:span text:style-name="T3">&lt;extend&gt;</text:span></text:p>
          </draw:text-box>
        </draw:frame>
        <draw:line draw:style-name="gr14" draw:text-style-name="P7" draw:layer="layout" svg:x1="11.997cm" svg:y1="13.514cm" svg:x2="9.002cm" svg:y2="12.986cm">
          <text:p/>
        </draw:line>
        <draw:custom-shape draw:style-name="gr10" draw:text-style-name="P6" draw:layer="layout" svg:width="3.2cm" svg:height="0.96cm" svg:x="12cm" svg:y="13.1cm">
          <text:p text:style-name="P5"><text:span text:style-name="T2">P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3.202cm" svg:y1="9.972cm" svg:x2="23.202cm" svg:y2="10.686cm">
          <text:p/>
        </draw:line>
        <draw:line draw:style-name="gr2" draw:text-style-name="P2" draw:layer="layout" svg:x1="23.202cm" svg:y1="10.686cm" svg:x2="22.8cm" svg:y2="11.4cm">
          <text:p/>
        </draw:line>
        <draw:line draw:style-name="gr2" draw:text-style-name="P2" draw:layer="layout" svg:x1="23.202cm" svg:y1="10.686cm" svg:x2="23.604cm" svg:y2="11.4cm">
          <text:p/>
        </draw:line>
        <draw:line draw:style-name="gr2" draw:text-style-name="P2" draw:layer="layout" svg:x1="23.604cm" svg:y1="10.329cm" svg:x2="22.8cm" svg:y2="10.329cm">
          <text:p/>
        </draw:line>
        <draw:custom-shape draw:style-name="gr3" draw:text-style-name="P2" draw:layer="layout" svg:width="0.644cm" svg:height="0.571cm" svg:x="22.8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5cm" svg:height="0.645cm" svg:x="22.5cm" svg:y="11.5cm">
          <draw:text-box>
            <text:p text:style-name="P3"><text:span text:style-name="T1">Admin</text:span></text:p>
          </draw:text-box>
        </draw:frame>
        <draw:custom-shape draw:style-name="gr6" draw:text-style-name="P6" draw:layer="layout" svg:width="3cm" svg:height="0.96cm" svg:x="17.5cm" svg:y="12.04cm">
          <text:p text:style-name="P5"><text:span text:style-name="T2">Gestion catégor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cm" svg:height="0.96cm" svg:x="17.5cm" svg:y="10.5cm">
          <text:p text:style-name="P5"><text:span text:style-name="T2">Gestion pho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cm" svg:height="0.96cm" svg:x="17.5cm" svg:y="9cm">
          <text:p text:style-name="P5"><text:span text:style-name="T2">Gestion 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7.475cm" svg:y1="9.545cm" svg:x2="14.024cm" svg:y2="11.154cm">
          <text:p/>
        </draw:line>
        <draw:line draw:style-name="gr14" draw:text-style-name="P7" draw:layer="layout" svg:x1="17.5cm" svg:y1="11cm" svg:x2="14.501cm" svg:y2="11.5cm">
          <text:p/>
        </draw:line>
        <draw:line draw:style-name="gr14" draw:text-style-name="P7" draw:layer="layout" svg:x1="17.5cm" svg:y1="12.5cm" svg:x2="14.431cm" svg:y2="11.756cm">
          <text:p/>
        </draw:line>
        <draw:frame draw:style-name="gr15" draw:text-style-name="P9" draw:layer="layout" svg:width="2cm" svg:height="0.569cm" draw:transform="rotate (0.436332312998582) translate (15.066cm 10.073cm)">
          <draw:text-box>
            <text:p text:style-name="P8"><text:span text:style-name="T3">&lt;include&gt;</text:span></text:p>
          </draw:text-box>
        </draw:frame>
        <draw:frame draw:style-name="gr15" draw:text-style-name="P9" draw:layer="layout" svg:width="2cm" svg:height="0.569cm" draw:transform="rotate (0.174532925199433) translate (15.191cm 10.881cm)">
          <draw:text-box>
            <text:p text:style-name="P8"><text:span text:style-name="T3">&lt;include&gt;</text:span></text:p>
          </draw:text-box>
        </draw:frame>
        <draw:frame draw:style-name="gr15" draw:text-style-name="P9" draw:layer="layout" svg:width="2cm" svg:height="0.569cm" draw:transform="rotate (-0.261799387799149) translate (15.342cm 11.92cm)">
          <draw:text-box>
            <text:p text:style-name="P8"><text:span text:style-name="T3">&lt;include&gt;</text:span></text:p>
          </draw:text-box>
        </draw:frame>
        <draw:line draw:style-name="gr9" draw:text-style-name="P2" draw:layer="layout" svg:x1="20.5cm" svg:y1="11cm" svg:x2="22.5cm" svg:y2="11cm">
          <text:p/>
        </draw:line>
        <draw:line draw:style-name="gr9" draw:text-style-name="P2" draw:layer="layout" svg:x1="4cm" svg:y1="11.5cm" svg:x2="6cm" svg:y2="10cm">
          <text:p/>
        </draw:line>
        <draw:line draw:style-name="gr9" draw:text-style-name="P2" draw:layer="layout" svg:x1="20.5cm" svg:y1="9.5cm" svg:x2="22.5cm" svg:y2="11cm">
          <text:p/>
        </draw:line>
        <draw:line draw:style-name="gr9" draw:text-style-name="P2" draw:layer="layout" svg:x1="20.5cm" svg:y1="12.5cm" svg:x2="22.5cm" svg:y2="11cm">
          <text:p/>
        </draw:line>
        <draw:line draw:style-name="gr14" draw:text-style-name="P7" draw:layer="layout" svg:x1="16cm" svg:y1="2.1cm" svg:x2="11.7cm" svg:y2="2.1cm">
          <text:p/>
        </draw:line>
        <draw:line draw:style-name="gr14" draw:text-style-name="P7" draw:layer="layout" svg:x1="15.8cm" svg:y1="3.9cm" svg:x2="11.4cm" svg:y2="2.4cm">
          <text:p/>
        </draw:line>
        <draw:custom-shape draw:style-name="gr11" draw:text-style-name="P6" draw:layer="layout" svg:width="3.5cm" svg:height="0.96cm" svg:x="16cm" svg:y="1.54cm">
          <text:p text:style-name="P5"><text:span text:style-name="T2">Devient photograp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cm" svg:height="0.96cm" svg:x="15.8cm" svg:y="3.54cm">
          <text:p text:style-name="P5"><text:span text:style-name="T2">Devient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2cm" svg:height="0.569cm" draw:transform="rotate (-0.349065850398867) translate (12.995cm 2.781cm)">
          <draw:text-box>
            <text:p text:style-name="P8"><text:span text:style-name="T3">&lt;extend&gt;</text:span></text:p>
          </draw:text-box>
        </draw:frame>
        <draw:frame draw:style-name="gr15" draw:text-style-name="P9" draw:layer="layout" svg:width="2cm" svg:height="0.569cm" svg:x="13.563cm" svg:y="2.006cm">
          <draw:text-box>
            <text:p text:style-name="P8"><text:span text:style-name="T3">&lt;extend&gt;</text:span></text:p>
          </draw:text-box>
        </draw:frame>
        <draw:line draw:style-name="gr9" draw:text-style-name="P2" draw:layer="layout" svg:x1="15cm" svg:y1="2.1cm" svg:x2="20.5cm" svg:y2="4cm">
          <text:p/>
        </draw:line>
        <draw:custom-shape draw:style-name="gr16" draw:text-style-name="P10" draw:layer="layout" svg:width="5cm" svg:height="1cm" svg:x="20.5cm" svg:y="3.5cm">
          <text:p text:style-name="P5"><text:span text:style-name="T1">Condition : s’il c’est inscrit en</text:span></text:p>
          <text:p text:style-name="P5"><text:span text:style-name="T1">tant que photographe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4.5cm" svg:y1="3.5cm" svg:x2="15.5cm" svg:y2="5.5cm">
          <text:p/>
        </draw:line>
        <draw:custom-shape draw:style-name="gr16" draw:text-style-name="P10" draw:layer="layout" svg:width="5cm" svg:height="1cm" svg:x="15.5cm" svg:y="5cm">
          <text:p text:style-name="P5"><text:span text:style-name="T1">Condition : s’il c’est inscrit en</text:span></text:p>
          <text:p text:style-name="P5"><text:span text:style-name="T1">tant que 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4T14:38:15.219000000</meta:creation-date>
    <dc:date>2021-11-14T16:36:18.050000000</dc:date>
    <meta:editing-duration>PT5M36S</meta:editing-duration>
    <meta:editing-cycles>1</meta:editing-cycles>
    <meta:document-statistic meta:object-count="101"/>
    <meta:generator>LibreOffice/7.1.1.2$Windows_X86_64 LibreOffice_project/fe0b08f4af1bacafe4c7ecc87ce55bb426164676</meta:generator>
  </office:meta>
</office:document-meta>
</file>